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0000000800482B8425106B401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27169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1" fo:font-size="11pt" fo:language="ca" fo:country="ES" fo:font-weight="normal" officeooo:rsid="000c7981" officeooo:paragraph-rsid="002b0f82" style:font-size-asian="11pt" style:font-weight-asian="normal" style:font-size-complex="11pt" style:font-weight-complex="normal"/>
    </style:style>
    <style:style style:name="P6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7" style:family="paragraph" style:parent-style-name="Footnote">
      <style:paragraph-properties fo:line-height="100%" style:snap-to-layout-grid="false"/>
    </style:style>
    <style:style style:name="P8" style:family="paragraph" style:parent-style-name="Footnote">
      <style:text-properties fo:font-size="5pt" style:font-size-asian="5pt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2a7700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27169" officeooo:paragraph-rsid="002b0f82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8e04f" officeooo:paragraph-rsid="002b0f82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bold" officeooo:rsid="001fe75d" officeooo:paragraph-rsid="00227169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Arial1" fo:font-size="11pt" fo:language="ca" fo:country="ES" fo:font-weight="bold" officeooo:rsid="001fe75d" officeooo:paragraph-rsid="002a7700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Arial1" fo:font-size="11pt" fo:language="ca" fo:country="ES" fo:font-weight="bold" officeooo:rsid="001fe75d" officeooo:paragraph-rsid="002b0f82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1" fo:font-size="11pt" fo:language="ca" fo:country="ES" fo:font-weight="bold" officeooo:rsid="00227169" officeooo:paragraph-rsid="00227169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227169" officeooo:paragraph-rsid="002a7700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Arial1" fo:font-size="11pt" fo:language="ca" fo:country="ES" fo:font-weight="bold" officeooo:rsid="0028e04f" officeooo:paragraph-rsid="002b0f82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Courier New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font-name="Courier New1" fo:font-size="11pt" fo:language="ca" fo:country="ES" fo:font-weight="normal" officeooo:rsid="00227169" officeooo:paragraph-rsid="0025f2c7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Courier New1" fo:font-size="11pt" fo:language="ca" fo:country="ES" fo:font-weight="normal" officeooo:rsid="00227169" officeooo:paragraph-rsid="002a7700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break-before="page"/>
      <style:text-properties style:font-name="Arial1" fo:font-size="11pt" fo:language="ca" fo:country="ES" fo:font-weight="bold" officeooo:rsid="00227169" officeooo:paragraph-rsid="00227169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break-before="page"/>
      <style:text-properties style:font-name="Arial1" fo:font-size="11pt" fo:language="ca" fo:country="ES" fo:font-weight="bold" officeooo:rsid="001fe75d" officeooo:paragraph-rsid="00227169" style:font-size-asian="11pt" style:font-weight-asian="bold" style:font-size-complex="11pt" style:font-weight-complex="bold"/>
    </style:style>
    <style:style style:name="P25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227169" style:font-size-asian="14pt" style:font-name-complex="Arial" style:font-size-complex="14pt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7169" style:font-weight-asian="normal" style:font-weight-complex="normal"/>
    </style:style>
    <style:style style:name="T5" style:family="text">
      <style:text-properties fo:font-weight="normal" officeooo:rsid="002b0f82" style:font-weight-asian="normal" style:font-weight-complex="normal"/>
    </style:style>
    <style:style style:name="T6" style:family="text">
      <style:text-properties officeooo:rsid="00227169"/>
    </style:style>
    <style:style style:name="T7" style:family="text">
      <style:text-properties officeooo:rsid="002422a4"/>
    </style:style>
    <style:style style:name="T8" style:family="text">
      <style:text-properties officeooo:rsid="002592a8"/>
    </style:style>
    <style:style style:name="T9" style:family="text">
      <style:text-properties officeooo:rsid="0025f2c7"/>
    </style:style>
    <style:style style:name="T10" style:family="text">
      <style:text-properties officeooo:rsid="0027da7d"/>
    </style:style>
    <style:style style:name="T11" style:family="text">
      <style:text-properties officeooo:rsid="002a7700"/>
    </style:style>
    <style:style style:name="T12" style:family="text">
      <style:text-properties officeooo:rsid="002b0f82"/>
    </style:style>
    <style:style style:name="T13" style:family="text">
      <style:text-properties officeooo:rsid="002446c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b0f82" style:font-weight-asian="bold" style:font-weight-complex="bold"/>
    </style:style>
    <style:style style:name="T16" style:family="text">
      <style:text-properties officeooo:rsid="0028e04f"/>
    </style:style>
    <style:style style:name="T17" style:family="text">
      <style:text-properties officeooo:rsid="002d06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àctica <text:span text:style-name="T12">8</text:span>: <text:span text:style-name="T6">Recorreguts numèrics</text:span></text:p>
      <text:p text:style-name="P3"><text:span text:style-name="T3">L’objectiu d’aquesta pràctica és </text:span><text:span text:style-name="T5">endinsar-nos</text:span><text:span text:style-name="T4"> amb les instruccions iteratives, amb les que el desenvolupador pot aconseguir que determinades instruccions es tornin a executar més d'un cop.</text:span></text:p>
      <text:p text:style-name="P4"/>
      <text:p text:style-name="P4"/>
      <text:p text:style-name="P4"/>
      <text:p text:style-name="P5">Atenció, els següents exercicis han de fer-se en Java i/<text:span text:style-name="T13">o</text:span> en Python. <text:s/><text:span text:style-name="T12">Tret que s'especifiqui el contrari, no pot fer-se servir la instrucció </text:span><text:span text:style-name="T15">while</text:span><text:span text:style-name="T12"> (ha de fer-se servir </text:span><text:span text:style-name="T15">for</text:span><text:span text:style-name="T12">)</text:span>. <text:s/>Es recomana anar <text:span text:style-name="T13">alternant programes en Java amb Python. <text:s/>Com a activitat opcional, poden fer-se tots en els dos llenguatges.</text:span></text:p>
      <text:p text:style-name="P12"/>
      <text:p text:style-name="P14">Exercici 1: <text:span text:style-name="T6">Primers cent naturals amb poques línies de codi</text:span></text:p>
      <text:p text:style-name="P9">Desenvolupa un programa que escrigui els primers 100 nombres naturals en ordre decreixent (un número per línia)</text:p>
      <text:p text:style-name="P9"/>
      <text:p text:style-name="P14">Exercici <text:span text:style-name="T6">2</text:span>: <text:span text:style-name="T6">Nom repetit</text:span></text:p>
      <text:p text:style-name="P9">Desenvolupa un programa que demani a l’usuari el seu nom i un número enter més gran que 1, i escrigui el seu nom tants cops com indiqui el número. Ex. si l’entrada és</text:p>
      <text:p text:style-name="P20"><text:s text:c="4"/>Truman</text:p>
      <text:p text:style-name="P20"><text:s text:c="4"/>3</text:p>
      <text:p text:style-name="P9">La sortida serà</text:p>
      <text:p text:style-name="P20"><text:s text:c="4"/>Truman Truman Truman</text:p>
      <text:p text:style-name="P9"/>
      <text:p text:style-name="P14">Exercici <text:span text:style-name="T6">3</text:span>: <text:span text:style-name="T6">Entre dos nombres</text:span></text:p>
      <text:p text:style-name="P9">Desenvolupa un programa que demani dos números a l’usuari i escrigui tots els números entre el primer i el segon. <text:s/>Tingues en compte el<text:span text:style-name="T12">s</text:span> casos que el primer nombre sigui més gran, més petit o igual que el segon.</text:p>
      <text:p text:style-name="P9"/>
      <text:p text:style-name="P14">Exercici <text:span text:style-name="T6">4</text:span>: <text:span text:style-name="T6">Suma fins un nombre</text:span></text:p>
      <text:p text:style-name="P9">Desenvolupa un programa que demani un número a l’usuari i escrigui la suma de tots els números entre l’introduït i el 1. Ex. si l’entrada és</text:p>
      <text:p text:style-name="P20"><text:s text:c="4"/>4</text:p>
      <text:p text:style-name="P9">Com que 10 = 1 + 2 + 3 + 4, la sortida serà</text:p>
      <text:p text:style-name="P20"><text:s text:c="4"/>10</text:p>
      <text:p text:style-name="P9">Fes-ho <text:span text:style-name="T12">amb la instrucció </text:span><text:span text:style-name="T15">while</text:span><text:span text:style-name="T12"> i amb la instrucció </text:span><text:span text:style-name="T15">for</text:span>.</text:p>
      <text:p text:style-name="P9"/>
      <text:p text:style-name="P14"/>
      <text:p text:style-name="P24">Exercici <text:span text:style-name="T6">5</text:span>: <text:span text:style-name="T6">Històric d'edats</text:span></text:p>
      <text:p text:style-name="P9">Desenvolupa un programa que demani el nom de l’usuari, l’edat i l’any actual. El programa escriurà l’edat que tenia l’usuari a cada any des del seu naixement i s’acomiadarà. Per exemple, si l’entrada és</text:p>
      <text:p text:style-name="P20"><text:s text:c="4"/>Anna</text:p>
      <text:p text:style-name="P20"><text:s text:c="4"/>5</text:p>
      <text:p text:style-name="P20"><text:s text:c="4"/>201<text:span text:style-name="T9">5</text:span></text:p>
      <text:p text:style-name="P9">El programa escriurà</text:p>
      <text:p text:style-name="P21"><text:s text:c="4"/>El 20<text:span text:style-name="T9">10</text:span> va nàixer</text:p>
      <text:p text:style-name="P20"><text:s text:c="4"/>El 20<text:span text:style-name="T9">11</text:span> tenia 1 any</text:p>
      <text:p text:style-name="P20"><text:s text:c="4"/>El 20<text:span text:style-name="T9">12</text:span> tenia 2 anys</text:p>
      <text:p text:style-name="P20"><text:s text:c="4"/>El 201<text:span text:style-name="T9">3</text:span> tenia 3 anys</text:p>
      <text:p text:style-name="P20"><text:s text:c="4"/>El 201<text:span text:style-name="T9">4</text:span> tenia 4 anys</text:p>
      <text:p text:style-name="P20"><text:s text:c="4"/>Adéu Anna</text:p>
      <text:p text:style-name="P9">L'aplicació no li dirà l'edat que té l'usuàri en l'any actual, donat que aquesta dada forma part de l'entrada. Per exemple, si l<text:span text:style-name="T9">a </text:span>usuària ha nascut aquest any, simplement s'acomiadarà, i si ho va fer l'any passat, només dirà quan va néixer i s'acomiadarà.</text:p>
      <text:p text:style-name="P9">Les comprovacions necessàries són: que el nom no estigui buit, que l'edat i l'any actual siguin positius (es pressuposa que seran enters), i que l'any actual sigui un valor més alt que el de l'edat.</text:p>
      <text:p text:style-name="P9"><text:span text:style-name="T14">Desenvolupa-ho en Python i </text:span><text:span text:style-name="T15">en Java</text:span>.</text:p>
      <text:p text:style-name="P9"/>
      <text:p text:style-name="P16">Exercici <text:span text:style-name="T12">6</text:span>: <text:span text:style-name="T16">El factorial d’un nombre sencer</text:span></text:p>
      <text:p text:style-name="P13">Dissenyeu un programa que calculi el factorial d’un nombre sencer, demanat a l’usuari pel teclat, i li mostri el resultat del càlcul per la pantalla. <text:s/><text:span text:style-name="T14">Fes servir el while!</text:span></text:p>
      <text:p text:style-name="P11"/>
      <text:p text:style-name="P16">Exercici <text:span text:style-name="T12">7</text:span>: <text:span text:style-name="T16">Nota Mitjana I</text:span></text:p>
      <text:p text:style-name="P13">Dissenya un programa que, en cada pas, li demani a l'usuari el nom i la nota de cadascun dels 10 alumnes d'una classe. Al final li mostrarà la mitjana de totes les notes i l'alumne amb la pitjor nota obtinguda.</text:p>
      <text:p text:style-name="P11"/>
      <text:p text:style-name="P19">Exercici <text:span text:style-name="T12">8</text:span>: Nota Mitjana II</text:p>
      <text:p text:style-name="P13">Modifica el programa anterior per tal que en lloc de demanar la nota dels 10 alumnes, sigui l'usuari qui decideixi quan desitja finalitzar la introducció de dades, responent negativament a una qüestió del tipus: "Desitja finalitzar (S/N)?”. <text:s/>Fes servir el while <text:span text:style-name="T12">o el for (el que consideris millor).</text:span></text:p>
      <text:p text:style-name="P9"/>
      <text:p text:style-name="P14"/>
      <text:p text:style-name="P24">Exercici <text:span text:style-name="T12">9</text:span>: <text:span text:style-name="T6">Un quadrat de nombres</text:span></text:p>
      <text:p text:style-name="P9">Escriu un programa que demani un enter positiu més gran que 0 i "dibuixi" un quadrat amb els nombres del 1 fins el valor de l'entrada. Per exemple, si l'entrada és 5, dibuixarà:</text:p>
      <text:p text:style-name="P20"><text:s text:c="4"/>1 2 3 4 5</text:p>
      <text:p text:style-name="P20"><text:s text:c="4"/>1 2 3 4 5</text:p>
      <text:p text:style-name="P20"><text:s text:c="4"/>1 2 3 4 5</text:p>
      <text:p text:style-name="P20"><text:s text:c="4"/>1 2 3 4 5</text:p>
      <text:p text:style-name="P20"><text:s text:c="4"/>1 2 3 4 5</text:p>
      <text:p text:style-name="P9"/>
      <text:p text:style-name="P15">Exercici <text:span text:style-name="T12">10</text:span>: <text:span text:style-name="T6">Un rectangle de nombres</text:span></text:p>
      <text:p text:style-name="P10">Escriu un programa que demani un <text:span text:style-name="T11">dos </text:span>enter<text:span text:style-name="T11">s</text:span> positiu<text:span text:style-name="T11">s</text:span> més gran que 0 i "dibuixi" un <text:span text:style-name="T11">rectangle com el que es mostra a continuació</text:span>. Per exemple, si l'entrada és 5 <text:span text:style-name="T11">i 3</text:span>, dibuixarà:</text:p>
      <text:p text:style-name="P22"><text:s text:c="4"/>1 2 3 4 5</text:p>
      <text:p text:style-name="P22"><text:s text:c="4"/>1 2 3 4 5</text:p>
      <text:p text:style-name="P22"><text:s text:c="4"/>1 2 3 4 5</text:p>
      <text:p text:style-name="P10"/>
      <text:p text:style-name="P17">Exercici <text:span text:style-name="T12">11</text:span>. Un triangle de nombres</text:p>
      <text:p text:style-name="P9">Desenvolupa un programa que demani a l’usuari un nombre positiu més gran que 0. El programa escriurà una línia per nombre entre el 1 i el nombre introduït (es a dir, creixentment). A cada línia escriurà <text:span text:style-name="T11">un asterisc</text:span>. Ex. si l’entrada és 5 la sortida serà</text:p>
      <text:p text:style-name="P20"><text:s text:c="4"/>*</text:p>
      <text:p text:style-name="P20"><text:s text:c="4"/>**</text:p>
      <text:p text:style-name="P20"><text:s text:c="4"/>***</text:p>
      <text:p text:style-name="P20"><text:s text:c="4"/>****</text:p>
      <text:p text:style-name="P20"><text:s text:c="4"/>*****</text:p>
      <text:p text:style-name="P9"><text:span text:style-name="T7">F</text:span>es-ho en Python i <text:span text:style-name="T12">Java</text:span>.</text:p>
      <text:p text:style-name="P9"/>
      <text:p text:style-name="P18">Exercici <text:span text:style-name="T12">12</text:span>. Un triangle de nombres</text:p>
      <text:p text:style-name="P10">Desenvolupa un programa que demani a l’usuari un nombre positiu més gran que 0. El programa escriurà una línia per nombre entre el 1 i el nombre introduït (es a dir, creixentment). A cada línia escriurà tots els nombres des del nombre corresponent a la línia fins al 1. Ex. si l’entrada és 5 la sortida serà</text:p>
      <text:p text:style-name="P22"><text:s text:c="4"/>1</text:p>
      <text:p text:style-name="P22"><text:s text:c="4"/>2, 1</text:p>
      <text:p text:style-name="P22"><text:s text:c="4"/>3, 2, 1</text:p>
      <text:p text:style-name="P22"><text:s text:c="4"/>4, 3, 2, 1</text:p>
      <text:p text:style-name="P22"><text:s text:c="4"/>5, 4, 3, 2, 1</text:p>
      <text:p text:style-name="P10"><text:span text:style-name="T7">F</text:span>es-ho en Python i <text:span text:style-name="T12">Java</text:span>.</text:p>
      <text:p text:style-name="P10"><text:soft-page-break/></text:p>
      <text:p text:style-name="P17">Exercici <text:span text:style-name="T11">13</text:span>. Un triangle invertit</text:p>
      <text:p text:style-name="P9">Desenvolupa un programa que demani a l’usuari un nombre positiu més gran que 0. <text:s/>El programa escriurà una línia per nombre entre el nombre introduït i el 1 (és a dir, decreixentment). A cada línia escriurà tots els nombres des de l’1 fins el nombre corresponent a la línia. Ex. si l’entrada és 5 la sortida serà</text:p>
      <text:p text:style-name="P20"><text:s text:c="4"/>1, 2, 3, 4, 5</text:p>
      <text:p text:style-name="P20"><text:s text:c="4"/>1, 2, 3, 4</text:p>
      <text:p text:style-name="P20"><text:s text:c="4"/>1, 2, 3</text:p>
      <text:p text:style-name="P20"><text:s text:c="4"/>1, 2</text:p>
      <text:p text:style-name="P20"><text:s text:c="4"/>1</text:p>
      <text:p text:style-name="P9"><text:span text:style-name="T7">Fe</text:span>s-ho en Python i <text:span text:style-name="T12">Java</text:span>.</text:p>
      <text:p text:style-name="P9"/>
      <text:p text:style-name="P17"/>
      <text:p text:style-name="P23">Exercici <text:span text:style-name="T11">14</text:span>. Triangles <text:span text:style-name="T8">(opcional)</text:span></text:p>
      <text:p text:style-name="P9">Desenvolupa un programa que demani un nombre enter positiu i dibuixi tants triangles com se li indiqui segons l'exemple següent on l'entrada és 2.</text:p>
      <text:p text:style-name="P20"><text:s text:c="4"/>.........9.........</text:p>
      <text:p text:style-name="P20"><text:s text:c="4"/>........898........</text:p>
      <text:p text:style-name="P20"><text:s text:c="4"/>.......78987.......</text:p>
      <text:p text:style-name="P20"><text:s text:c="4"/>......6789876......</text:p>
      <text:p text:style-name="P20"><text:s text:c="4"/>.....567898765.....</text:p>
      <text:p text:style-name="P20"><text:s text:c="4"/>....45678987654....</text:p>
      <text:p text:style-name="P20"><text:s text:c="4"/>...3456789876543...</text:p>
      <text:p text:style-name="P20"><text:s text:c="4"/>..234567898765432..</text:p>
      <text:p text:style-name="P20"><text:s text:c="4"/>.12345678987654321.</text:p>
      <text:p text:style-name="P20"><text:s text:c="4"/>0123456789876543210</text:p>
      <text:p text:style-name="P20"><text:s text:c="4"/>.........9.........</text:p>
      <text:p text:style-name="P20"><text:s text:c="4"/>........898........</text:p>
      <text:p text:style-name="P20"><text:s text:c="4"/>.......78987.......</text:p>
      <text:p text:style-name="P20"><text:s text:c="4"/>......6789876......</text:p>
      <text:p text:style-name="P20"><text:s text:c="4"/>.....567898765.....</text:p>
      <text:p text:style-name="P20"><text:s text:c="4"/>....45678987654....</text:p>
      <text:p text:style-name="P20"><text:s text:c="4"/>...3456789876543...</text:p>
      <text:p text:style-name="P20"><text:s text:c="4"/>..234567898765432..</text:p>
      <text:p text:style-name="P20"><text:s text:c="4"/>.12345678987654321.</text:p>
      <text:p text:style-name="P20"><text:s text:c="4"/>0123456789876543210</text:p>
      <text:p text:style-name="P9">Nota: evidentment s'espera que no ho facis amb instruccions de l'estil</text:p>
      <text:p text:style-name="P20"><text:s text:c="4"/><text:span text:style-name="T17">print</text:span> "....45678987654...."</text:p>
      <text:p text:style-name="P9"/>
      <text:p text:style-name="P17"/>
      <text:p text:style-name="P23">Exercici <text:span text:style-name="T10">12</text:span>. Rombos <text:span text:style-name="T8">(opcional)</text:span></text:p>
      <text:p text:style-name="P9">Desenvolupa un programa que escrigui el següent</text:p>
      <text:p text:style-name="P20"><text:s text:c="4"/>.........9.........</text:p>
      <text:p text:style-name="P20"><text:s text:c="4"/>........898........</text:p>
      <text:p text:style-name="P20"><text:s text:c="4"/>.......78987.......</text:p>
      <text:p text:style-name="P20"><text:s text:c="4"/>......6789876......</text:p>
      <text:p text:style-name="P20"><text:s text:c="4"/>.....567898765.....</text:p>
      <text:p text:style-name="P20"><text:s text:c="4"/>....45678987654....</text:p>
      <text:p text:style-name="P20"><text:s text:c="4"/>...3456789876543...</text:p>
      <text:p text:style-name="P20"><text:s text:c="4"/>..234567898765432..</text:p>
      <text:p text:style-name="P20"><text:s text:c="4"/>.12345678987654321.</text:p>
      <text:p text:style-name="P20"><text:s text:c="4"/>0123456789876543210</text:p>
      <text:p text:style-name="P20"><text:s text:c="4"/>.12345678987654321.</text:p>
      <text:p text:style-name="P20"><text:s text:c="4"/>..234567898765432..</text:p>
      <text:p text:style-name="P20"><text:s text:c="4"/>...3456789876543...</text:p>
      <text:p text:style-name="P20"><text:s text:c="4"/>....45678987654....</text:p>
      <text:p text:style-name="P20"><text:s text:c="4"/>.....567898765.....</text:p>
      <text:p text:style-name="P20"><text:s text:c="4"/>......6789876......</text:p>
      <text:p text:style-name="P20"><text:s text:c="4"/>.......78987.......</text:p>
      <text:p text:style-name="P20"><text:s text:c="4"/>........898........</text:p>
      <text:p text:style-name="P20"><text:s text:c="4"/>.........9.........</text:p>
      <text:p text:style-name="P9">La nota de l'exercici anterior és vàlida també per aquest. Els llenguatges requerits també ho són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5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</text:page-number></text:span><text:span text:style-name="MT2"> de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title>1</dc:title>
    <meta:initial-creator>Josep Vilardell</meta:initial-creator>
    <meta:creation-date>2011-09-13T17:29:00</meta:creation-date>
    <dc:date>2017-10-10T16:10:06.124389204</dc:date>
    <meta:print-date>2011-03-02T18:52:00</meta:print-date>
    <dc:language>ca-ES</dc:language>
    <meta:editing-cycles>60</meta:editing-cycles>
    <meta:editing-duration>PT11H21M38S</meta:editing-duration>
    <dc:creator>Ignacio Torres</dc:creator>
    <meta:document-statistic meta:table-count="2" meta:image-count="1" meta:object-count="0" meta:page-count="6" meta:paragraph-count="126" meta:word-count="1006" meta:character-count="6264" meta:non-whitespace-character-count="5069"/>
    <meta:user-defined meta:name="Info 1"/>
    <meta:user-defined meta:name="Info 2"/>
    <meta:user-defined meta:name="Info 3"/>
    <meta:user-defined meta:name="Info 4"/>
  </office:meta>
</office:document-meta>
</file>